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Character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CharacterS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CharacterS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SetCharacterSet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CharacterSet.GraphicsSetCharacterSet( int font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